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oquent JavaScript Exercise</text:p>
      <text:p text:style-name="P1"/>
      <text:p text:style-name="P1"/>
      <text:p text:style-name="P2">Chapter 2 Link: <text:a xlink:type="simple" xlink:href="https://github.com/erico1/CIT-261/blob/master/week%20%202/loopactivity.html" text:style-name="Internet_20_link" text:visited-style-name="Visited_20_Internet_20_Link">https://github.com/erico1/CIT-261/blob/master/week%20%202/loopactivity.html</text:a> </text:p>
      <text:p text:style-name="P2">Chapter 3 Link- Recursion: <text:a xlink:type="simple" xlink:href="https://github.com/erico1/CIT-261/blob/master/week%20%202/recursion.html" text:style-name="Internet_20_link" text:visited-style-name="Visited_20_Internet_20_Link">https://github.com/erico1/CIT-261/blob/master/week%20%202/recursion.html</text:a> </text:p>
      <text:p text:style-name="P2">Chapter 4 Link- Sum of a Range: <text:a xlink:type="simple" xlink:href="https://github.com/erico1/CIT-261/blob/master/week%20%202/listarray.html" text:style-name="Internet_20_link" text:visited-style-name="Visited_20_Internet_20_Link">https://github.com/erico1/CIT-261/blob/master/week%20%202/listarray.html</text:a> </text:p>
      <text:p text:style-name="P2"/>
      <text:p text:style-name="P2">Week 2 Team Activity: <text:a xlink:type="simple" xlink:href="https://github.com/erico1/CIT-261/tree/master/week%202%20team" text:style-name="Internet_20_link" text:visited-style-name="Visited_20_Internet_20_Link">https://github.com/erico1/CIT-261/tree/master/week%202%20team</text:a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nry</meta:initial-creator>
    <meta:creation-date>2019-05-04T20:07:55.06</meta:creation-date>
    <dc:date>2019-05-04T20:19:01.69</dc:date>
    <dc:creator>Eric Henry</dc:creator>
    <meta:editing-duration>PT11M7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5" meta:word-count="25" meta:character-count="409"/>
  </office:meta>
</office:document-meta>
</file>